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384375D2311654D23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664cm" fo:min-width="0.287cm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476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cm" fo:min-width="0.571cm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26cm" fo:min-width="0.621cm" fo:padding-top="0.151cm" fo:padding-bottom="0.151cm" fo:padding-left="0.276cm" fo:padding-right="0.276cm"/>
    </style:style>
    <style:style style:name="gr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476cm" fo:min-width="0.467cm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333cm" fo:min-width="3.59cm" fo:padding-top="0.151cm" fo:padding-bottom="0.151cm" fo:padding-left="0.276cm" fo:padding-right="0.276cm"/>
    </style:style>
    <style:style style:name="gr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027cm" fo:min-width="0.845cm" fo:padding-top="0.151cm" fo:padding-bottom="0.151cm" fo:padding-left="0.276cm" fo:padding-right="0.276cm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3cm" fo:min-width="0.332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false" draw:fit-to-size="false" style:shrink-to-fit="false" fo:min-height="0.2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="none" draw:fill-color="#ffffff"/>
      <style:paragraph-properties fo:margin-top="0cm" fo:margin-bottom="0cm" style:writing-mode="lr-tb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8pt" style:font-size-complex="18pt"/>
    </style:style>
    <style:style style:name="P7" style:family="paragraph">
      <style:paragraph-properties fo:line-height="100%"/>
    </style:style>
    <style:style style:name="P8" style:family="paragraph">
      <loext:graphic-properties draw:fill="none" draw:fill-color="#ffffff"/>
      <style:paragraph-properties fo:line-height="100%" style:writing-mode="lr-tb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09cm" svg:height="22.859cm" svg:x="-0.005cm" svg:y="-0.045cm">
          <draw:image xlink:href="Pictures/100002010000028A00000384375D2311654D23EA.png" xlink:type="simple" xlink:show="embed" xlink:actuate="onLoad" loext:mime-type="image/png">
            <text:p/>
          </draw:image>
        </draw:frame>
        <draw:custom-shape draw:style-name="gr2" draw:text-style-name="P2" draw:layer="layout" svg:width="0.889cm" svg:height="1.016cm" svg:x="3.389cm" svg:y="4.8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1.778cm" svg:x="5.346cm" svg:y="4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73cm" svg:height="0.3cm" svg:x="2.48cm" svg:y="8.4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73cm" svg:height="0.562cm" svg:x="2.48cm" svg:y="7.0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19cm" svg:height="1.778cm" svg:x="3.68cm" svg:y="10.2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6cm" svg:height="1.778cm" svg:x="5.38cm" svg:y="10.2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142cm" svg:height="0.635cm" svg:x="6.58cm" svg:y="10.0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97cm" svg:height="0.329cm" svg:x="10.857cm" svg:y="11.7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884cm" svg:height="2.032cm" svg:x="12.332cm" svg:y="10.03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159cm" svg:height="1.016cm" draw:transform="rotate (1.5707963267949) translate (2.46cm 6.079cm)">
          <draw:text-box>
            <text:p><text:span text:style-name="T1">Primary infrasound</text:span></text:p>
          </draw:text-box>
        </draw:frame>
        <draw:frame draw:style-name="gr10" draw:text-style-name="P3" draw:layer="layout" svg:width="2.159cm" svg:height="1.016cm" draw:transform="rotate (1.5707963267949) translate (4.431cm 6.122cm)">
          <draw:text-box>
            <text:p><text:span text:style-name="T1">Local event</text:span></text:p>
          </draw:text-box>
        </draw:frame>
        <draw:frame draw:style-name="gr10" draw:text-style-name="P5" draw:layer="layout" svg:width="2.159cm" svg:height="1.016cm" draw:transform="rotate (1.5707963267949) translate (4.431cm 6.123cm)">
          <draw:text-box>
            <text:p text:style-name="P4"><text:span text:style-name="T1">Local event</text:span></text:p>
          </draw:text-box>
        </draw:frame>
        <draw:frame draw:style-name="gr10" draw:text-style-name="P3" draw:layer="layout" svg:width="4.5cm" svg:height="1.016cm" svg:x="4.053cm" svg:y="7.46cm">
          <draw:text-box>
            <text:p><text:span text:style-name="T1">Sustained background noise at these azimuths</text:span></text:p>
          </draw:text-box>
        </draw:frame>
        <draw:frame draw:style-name="gr10" draw:text-style-name="P6" draw:layer="layout" svg:width="3.489cm" svg:height="0.848cm" svg:x="6.998cm" svg:y="10.582cm">
          <draw:text-box>
            <text:p text:style-name="P1"><text:span text:style-name="T1">Distant secondary </text:span></text:p>
            <text:p text:style-name="P1"><text:span text:style-name="T1">infrasound</text:span></text:p>
          </draw:text-box>
        </draw:frame>
        <draw:frame draw:style-name="gr10" draw:text-style-name="P3" draw:layer="layout" svg:width="1.718cm" svg:height="0.692cm" svg:x="13.143cm" svg:y="10.668cm">
          <draw:text-box>
            <text:p><text:span text:style-name="T1">Aircraft</text:span></text:p>
          </draw:text-box>
        </draw:frame>
        <draw:frame draw:style-name="gr10" draw:text-style-name="P3" draw:layer="layout" svg:width="2.202cm" svg:height="0.909cm" svg:x="10.421cm" svg:y="10.874cm">
          <draw:text-box>
            <text:p><text:span text:style-name="T1">Epicentral infrasound</text:span></text:p>
          </draw:text-box>
        </draw:frame>
        <draw:frame draw:style-name="gr10" draw:text-style-name="P8" draw:layer="layout" svg:width="2.159cm" svg:height="1.016cm" draw:transform="rotate (1.5707963267949) translate (2.27cm 12.269cm)">
          <draw:text-box>
            <text:p text:style-name="P7"><text:span text:style-name="T1">Local secondary infrasound</text:span></text:p>
          </draw:text-box>
        </draw:frame>
        <draw:frame draw:style-name="gr10" draw:text-style-name="P3" draw:layer="layout" svg:width="2.331cm" svg:height="0.496cm" draw:transform="rotate (1.5707963267949) translate (4.889cm 12.27cm)">
          <draw:text-box>
            <text:p><text:span text:style-name="T1">Local event</text:span></text:p>
          </draw:text-box>
        </draw:frame>
        <draw:custom-shape draw:style-name="gr3" draw:text-style-name="P2" draw:layer="layout" svg:width="0.189cm" svg:height="1.778cm" svg:x="6.277cm" svg:y="10.24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703cm" svg:height="0.496cm" draw:transform="rotate (1.5707963267949) translate (5.789cm 12.171cm)">
          <draw:text-box>
            <text:p><text:span text:style-name="T1">Vehic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20:31:47.658381343</meta:creation-date>
    <dc:date>2023-08-13T02:44:05.070402818</dc:date>
    <meta:editing-duration>PT45M27S</meta:editing-duration>
    <meta:editing-cycles>6</meta:editing-cycles>
    <meta:generator>LibreOffice/6.4.7.2$Linux_X86_64 LibreOffice_project/40$Build-2</meta:generator>
    <meta:document-statistic meta:object-count="21"/>
  </office:meta>
</office:document-meta>
</file>